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1675" officeooo:paragraph-rsid="000f1675"/>
    </style:style>
    <style:style style:name="P2" style:family="paragraph" style:parent-style-name="Standard">
      <style:text-properties officeooo:rsid="000f1675" officeooo:paragraph-rsid="0011c1d3"/>
    </style:style>
    <style:style style:name="P3" style:family="paragraph" style:parent-style-name="Standard">
      <style:text-properties officeooo:rsid="0011c1d3" officeooo:paragraph-rsid="0011c1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cs project details : </text:p>
      <text:p text:style-name="P2">I have done projects for the courses Information Security Management, Parallel and Distributed Computing, Technical Answers to Real World Problems, In</text:p>
      <text:p text:style-name="P2"/>
      <text:p text:style-name="P2">ternet and Web Programming, Internet Of Things, Information Security Analysis and Audit, Human Computer Interaction , Social and Information Networks, Artificial Intelligence, Software Engineering, Operating Systems, Database Management Systems, Data Structures and Algorithms. I have built Secure Chat web application and simulated Man In the Middle attack and suggested solutions for increasing the security,coded an algorithm for parallel processing AES Encryption ,I have built different machine learning models to predict sales of a company using Python and libraries, monitored and analyzed air quality data using Arduino, built covid tracker with responsive user interface, sentiment analysis using deep learning and machine learning techniques, web application with chat and booking feature to send items using php, review on hdfs and other file systems and word counter for documents using Map Reduce Framework , Prison Managment System with PHP and MySQL and Trie Data Structure using C++.</text:p>
      <text:p text:style-name="P2"/>
      <text:p text:style-name="P2"/>
      <text:p text:style-name="P3">I have done projects in the areas of web development , Machine Learning , Big Data using the technologies including PHP , MySQL, Mongodb, NodeJS, ReactJS, JavaScript and Pyth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7T13:48:43.941208131</meta:creation-date>
    <dc:date>2022-06-27T17:08:45.368099620</dc:date>
    <meta:editing-duration>PT2H24M58S</meta:editing-duration>
    <meta:editing-cycles>2</meta:editing-cycles>
    <meta:generator>LibreOffice/7.2.7.2$Linux_X86_64 LibreOffice_project/20$Build-2</meta:generator>
    <meta:document-statistic meta:table-count="0" meta:image-count="0" meta:object-count="0" meta:page-count="1" meta:paragraph-count="4" meta:word-count="198" meta:character-count="1348" meta:non-whitespace-character-count="1153"/>
  </office:meta>
</office:document-meta>
</file>